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paragraph-rsid="00108ef6" style:font-style-asian="italic" style:font-style-complex="italic"/>
    </style:style>
    <style:style style:name="P2" style:family="paragraph" style:parent-style-name="Preformatted_20_Text">
      <style:text-properties fo:font-style="italic" fo:font-weight="normal" officeooo:rsid="002494e1" officeooo:paragraph-rsid="00108ef6" style:font-style-asian="italic" style:font-weight-asian="normal" style:font-style-complex="italic" style:font-weight-complex="normal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108ef6" style:font-weight-asian="bold" style:font-weight-complex="bold"/>
    </style:style>
    <style:style style:name="P5" style:family="paragraph" style:parent-style-name="Preformatted_20_Text">
      <style:text-properties officeooo:paragraph-rsid="00108ef6"/>
    </style:style>
    <style:style style:name="P6" style:family="paragraph" style:parent-style-name="Preformatted_20_Text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94e1" style:font-weight-asian="normal" style:font-weight-complex="normal"/>
    </style:style>
    <style:style style:name="T3" style:family="text">
      <style:text-properties fo:font-weight="normal" officeooo:rsid="0027fe61" style:font-weight-asian="normal" style:font-weight-complex="normal"/>
    </style:style>
    <style:style style:name="T4" style:family="text">
      <style:text-properties officeooo:rsid="0011b009"/>
    </style:style>
    <style:style style:name="T5" style:family="text">
      <style:text-properties officeooo:rsid="0011fa5e"/>
    </style:style>
    <style:style style:name="T6" style:family="text">
      <style:text-properties officeooo:rsid="0013d32a"/>
    </style:style>
    <style:style style:name="T7" style:family="text">
      <style:text-properties officeooo:rsid="00141f1f"/>
    </style:style>
    <style:style style:name="T8" style:family="text">
      <style:text-properties officeooo:rsid="00153c2e"/>
    </style:style>
    <style:style style:name="T9" style:family="text">
      <style:text-properties officeooo:rsid="0016a4a2"/>
    </style:style>
    <style:style style:name="T10" style:family="text">
      <style:text-properties officeooo:rsid="0016a4bd"/>
    </style:style>
    <style:style style:name="T11" style:family="text">
      <style:text-properties officeooo:rsid="0017922f"/>
    </style:style>
    <style:style style:name="T12" style:family="text">
      <style:text-properties officeooo:rsid="001898f5"/>
    </style:style>
    <style:style style:name="T13" style:family="text">
      <style:text-properties officeooo:rsid="001a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pan text:style-name="T2"><text:s text:c="2"/>This documentation and its accompanying audio file by </text:span><text:a xlink:type="simple" xlink:href="http://www.mzuther.de/" text:style-name="Internet_20_link" text:visited-style-name="Visited_20_Internet_20_Link"><text:span text:style-name="T2">Martin Zuther</text:span></text:a><text:span text:style-name="T2"> is</text:span></text:p>
      <text:p text:style-name="P1"><text:span text:style-name="T2"><text:s text:c="2"/>licensed under a </text:span><text:a xlink:type="simple" xlink:href="http://creativecommons.org/licenses/by-sa/4.0/" text:style-name="Internet_20_link" text:visited-style-name="Visited_20_Internet_20_Link"><text:span text:style-name="T2">Creative Commons Attribution-ShareAlike 4.0</text:span></text:a><text:span text:style-name="T3"> International</text:span></text:p>
      <text:p text:style-name="P2"><text:s text:c="2"/>License.</text:p>
      <text:p text:style-name="P1"/>
      <text:p text:style-name="P1">------------------------------------------------------------------------------</text:p>
      <text:p text:style-name="P1"/>
      <text:p text:style-name="P5"/>
      <text:p text:style-name="P4">FLAC-compressed wave file (44.1 kHz, 16 bit, 8 channels)</text:p>
      <text:p text:style-name="P3">========================================================</text:p>
      <text:p text:style-name="Preformatted_20_Text">Please verify correctness of peak and average meters visually.</text:p>
      <text:p text:style-name="Preformatted_20_Text"/>
      <text:p text:style-name="Preformatted_20_Text">Given levels describe the first channel. <text:s/>The other channels have been amplified in steps of +5.00 dB per channel (first test) and +1.00 dB (all other tests), respectively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60.10 dB FS peak)</text:p>
      <text:p text:style-name="Preformatted_20_Text"/>
      <text:p text:style-name="Preformatted_20_Text"><text:s text:c="23"/>[signal meter ch. 1 should not light]</text:p>
      <text:p text:style-name="Preformatted_20_Text"><text:s text:c="23"/>[signal meter ch. 2 should <text:s text:c="4"/>light]</text:p>
      <text:p text:style-name="Preformatted_20_Text"><text:s text:c="23"/>[signal meter ch. 3 should <text:s text:c="4"/>light]</text:p>
      <text:p text:style-name="Preformatted_20_Text"><text:s text:c="23"/>[signal meter ch. 4 should <text:s text:c="4"/>light]</text:p>
      <text:p text:style-name="Preformatted_20_Text"><text:s text:c="23"/>[signal meter ch. 5 should <text:s text:c="4"/>light]</text:p>
      <text:p text:style-name="Preformatted_20_Text"><text:s text:c="23"/>[signal meter ch. 6 should <text:s text:c="4"/>light]</text:p>
      <text:p text:style-name="Preformatted_20_Text"><text:s text:c="23"/>[signal meter ch. 7 should <text:s text:c="4"/>light]</text:p>
      <text:p text:style-name="Preformatted_20_Text"><text:s text:c="23"/>[signal meter ch. 8 should <text:s text:c="4"/>light]</text:p>
      <text:p text:style-name="Preformatted_20_Text"/>
      <text:p text:style-name="Preformatted_20_Text">00:04.000 - 00:05.000 <text:s/>silence</text:p>
      <text:p text:style-name="Preformatted_20_Text">00:05.000 - 00:08.000 <text:s/>sine wave (997 Hz, -24.05 dB FS peak)</text:p>
      <text:p text:style-name="Preformatted_20_Text"/>
      <text:p text:style-name="Preformatted_20_Text"><text:s text:c="23"/>[peak meter ch. 1 should read <text:s/>-<text:span text:style-name="T4">2</text:span>4.05 dB]</text:p>
      <text:p text:style-name="Preformatted_20_Text"><text:s text:c="23"/>[peak meter ch. 2 should read <text:s/>-<text:span text:style-name="T4">2</text:span>3.05 dB]</text:p>
      <text:p text:style-name="Preformatted_20_Text"><text:s text:c="23"/>[peak meter ch. 3 should read <text:s/>-<text:span text:style-name="T4">2</text:span>2.05 dB]</text:p>
      <text:p text:style-name="Preformatted_20_Text"><text:s text:c="23"/>[peak meter ch. 4 should read <text:s/>-<text:span text:style-name="T4">2</text:span>1.05 dB]</text:p>
      <text:p text:style-name="Preformatted_20_Text"><text:s text:c="23"/>[peak meter ch. 5 should read <text:s/>-<text:span text:style-name="T4">2</text:span>0.05 dB]</text:p>
      <text:p text:style-name="Preformatted_20_Text"><text:s text:c="23"/>[peak meter ch. 6 should read <text:s/>-<text:span text:style-name="T4">19</text:span>.<text:span text:style-name="T8">0</text:span>5 dB]</text:p>
      <text:p text:style-name="Preformatted_20_Text"><text:s text:c="23"/>[peak meter ch. 7 should read <text:s/>-<text:span text:style-name="T4">18</text:span>.<text:span text:style-name="T8">0</text:span>5 dB]</text:p>
      <text:p text:style-name="Preformatted_20_Text"><text:s text:c="23"/>[peak meter ch. 8 should read <text:s/>-<text:span text:style-name="T4">17</text:span>.<text:span text:style-name="T8">0</text:span>5 dB]</text:p>
      <text:p text:style-name="Preformatted_20_Text"/>
      <text:p text:style-name="Preformatted_20_Text"><text:s text:c="23"/>[RMS <text:s/>meter ch. 1 should read <text:s/>-<text:span text:style-name="T5">2</text:span>4.05 dB]</text:p>
      <text:p text:style-name="Preformatted_20_Text"><text:s text:c="23"/><text:span text:style-name="T1">[RMS <text:s/></text:span>meter ch. 2 should read <text:s/>-<text:span text:style-name="T5">2</text:span>3.05 dB]</text:p>
      <text:p text:style-name="Preformatted_20_Text"><text:s text:c="23"/>[RMS <text:s/>meter ch. 3 should read <text:s/>-<text:span text:style-name="T5">2</text:span>2.05 dB]</text:p>
      <text:p text:style-name="Preformatted_20_Text"><text:s text:c="23"/>[RMS <text:s/>meter ch. 4 should read <text:s/>-<text:span text:style-name="T5">2</text:span>1.05 dB]</text:p>
      <text:p text:style-name="Preformatted_20_Text"><text:s text:c="23"/>[RMS <text:s/>meter ch. 5 should read <text:s/>-<text:span text:style-name="T5">2</text:span>0.05 dB]</text:p>
      <text:p text:style-name="Preformatted_20_Text"><text:s text:c="23"/>[RMS <text:s/>meter ch. 6 should read <text:s/>-<text:span text:style-name="T5">19</text:span>.<text:span text:style-name="T8">0</text:span>5 dB]</text:p>
      <text:p text:style-name="Preformatted_20_Text"><text:s text:c="23"/>[RMS <text:s/>meter ch. 7 should read <text:s/>-<text:span text:style-name="T5">18</text:span>.<text:span text:style-name="T8">0</text:span>5 dB]</text:p>
      <text:p text:style-name="Preformatted_20_Text"><text:s text:c="23"/>[RMS <text:s/>meter ch. 8 should read <text:s/>-<text:span text:style-name="T5">17</text:span>.<text:span text:style-name="T8">0</text:span>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light]</text:p>
      <text:p text:style-name="Preformatted_20_Text"/>
      <text:p text:style-name="P6">00:08.000 - 00:08.500 <text:s/>silence</text:p>
      <text:p text:style-name="Preformatted_20_Text">00:08.500 - 00:11.500 <text:s/>sine wave (997 Hz, -23.95 dB FS peak)</text:p>
      <text:p text:style-name="Preformatted_20_Text"/>
      <text:p text:style-name="Preformatted_20_Text"><text:s text:c="23"/>[peak meter ch. 1 should read <text:s/>-<text:span text:style-name="T6">2</text:span>3.95 dB]</text:p>
      <text:p text:style-name="Preformatted_20_Text"><text:s text:c="23"/>[peak meter ch. 2 should read <text:s/>-<text:span text:style-name="T6">2</text:span>2.95 dB]</text:p>
      <text:p text:style-name="Preformatted_20_Text"><text:s text:c="23"/>[peak meter ch. 3 should read <text:s/>-<text:span text:style-name="T6">2</text:span>1.95 dB]</text:p>
      <text:p text:style-name="Preformatted_20_Text"><text:s text:c="23"/>[peak meter ch. 4 should read <text:s/>-<text:span text:style-name="T6">2</text:span>0.95 dB]</text:p>
      <text:p text:style-name="Preformatted_20_Text"><text:s text:c="23"/>[peak meter ch. 5 should read <text:s/>-<text:span text:style-name="T6">19</text:span>.<text:span text:style-name="T7">9</text:span>5 dB]</text:p>
      <text:p text:style-name="Preformatted_20_Text"><text:s text:c="23"/>[peak meter ch. 6 should read <text:s/>-<text:span text:style-name="T6">18</text:span>.<text:span text:style-name="T7">9</text:span>5 dB]</text:p>
      <text:p text:style-name="Preformatted_20_Text"><text:s text:c="23"/>[peak meter ch. 7 should read <text:s/>-<text:span text:style-name="T6">17</text:span>.<text:span text:style-name="T7">9</text:span>5 dB]</text:p>
      <text:p text:style-name="Preformatted_20_Text"><text:s text:c="23"/>[peak meter ch. 8 should read <text:s/>-<text:span text:style-name="T6">16</text:span>.<text:span text:style-name="T7">9</text:span>5 dB]</text:p>
      <text:p text:style-name="Preformatted_20_Text"/>
      <text:p text:style-name="Preformatted_20_Text"><text:s text:c="23"/>[RMS <text:s/>meter ch. 1 should read <text:s/>-<text:span text:style-name="T6">2</text:span>3.95 dB]</text:p>
      <text:p text:style-name="Preformatted_20_Text"><text:s text:c="23"/><text:span text:style-name="T1">[RMS <text:s/></text:span>meter ch. 2 should read <text:s/>-<text:span text:style-name="T6">2</text:span>2.95 dB]</text:p>
      <text:p text:style-name="Preformatted_20_Text"><text:s text:c="23"/>[RMS <text:s/>meter ch. 3 should read <text:s/>-<text:span text:style-name="T6">2</text:span>1.95 dB]</text:p>
      <text:p text:style-name="Preformatted_20_Text"><text:s text:c="23"/>[RMS <text:s/>meter ch. 4 should read <text:s/>-<text:span text:style-name="T6">2</text:span>0.95 dB]</text:p>
      <text:p text:style-name="Preformatted_20_Text"><text:s text:c="23"/>[RMS <text:s/>meter ch. 5 should read <text:s/>-<text:span text:style-name="T6">19</text:span>.<text:span text:style-name="T7">9</text:span>5 dB]</text:p>
      <text:p text:style-name="Preformatted_20_Text"><text:s text:c="23"/>[RMS <text:s/>meter ch. 6 should read <text:s/>-<text:span text:style-name="T6">18</text:span>.<text:span text:style-name="T7">9</text:span>5 dB]</text:p>
      <text:p text:style-name="Preformatted_20_Text"><text:s text:c="23"/>[RMS <text:s/>meter ch. 7 should read <text:s/>-<text:span text:style-name="T6">17</text:span>.<text:span text:style-name="T7">95</text:span> dB]</text:p>
      <text:p text:style-name="Preformatted_20_Text"><text:s text:c="23"/>[RMS <text:s/>meter ch. 8 should read <text:s/>-<text:span text:style-name="T6">16</text:span>.<text:span text:style-name="T7">9</text:span>5 dB]</text:p>
      <text:p text:style-name="Preformatted_20_Text"/>
      <text:p text:style-name="Preformatted_20_Text"><text:s text:c="23"/>[maximum peaks should <text:s text:c="4"/>be visible]</text:p>
      <text:p text:style-name="Preformatted_20_Text"><text:s text:c="23"/>[all signal meters should light]</text:p>
      <text:p text:style-name="Preformatted_20_Text"/>
      <text:p text:style-name="Preformatted_20_Text">00:11.500 - 00:12.500 <text:s/>silence</text:p>
      <text:p text:style-name="Preformatted_20_Text">00:12.500 - 00:15.500 <text:s/>sine wave (997 Hz, -16.05 dB FS peak)</text:p>
      <text:p text:style-name="Preformatted_20_Text"/>
      <text:p text:style-name="Preformatted_20_Text"><text:s text:c="23"/>[peak meter ch. 1 should read <text:s/>-<text:span text:style-name="T9">16.0</text:span>5 dB]</text:p>
      <text:p text:style-name="Preformatted_20_Text"><text:s text:c="23"/>[peak meter ch. 2 should read <text:s/>-<text:span text:style-name="T9">15.0</text:span>5 dB]</text:p>
      <text:p text:style-name="Preformatted_20_Text"><text:s text:c="23"/>[peak meter ch. 3 should read <text:s/>-<text:span text:style-name="T10">14.0</text:span>5 dB]</text:p>
      <text:p text:style-name="Preformatted_20_Text"><text:s text:c="23"/>[peak meter ch. 4 should read <text:s/>-<text:span text:style-name="T9">13.0</text:span>5 dB]</text:p>
      <text:p text:style-name="Preformatted_20_Text"><text:s text:c="23"/>[peak meter ch. 5 should read <text:s/>-<text:span text:style-name="T10">12.0</text:span>5 dB]</text:p>
      <text:p text:style-name="Preformatted_20_Text"><text:s text:c="23"/>[peak meter ch. 6 should read <text:s/>-<text:span text:style-name="T10">11.0</text:span>5 dB]</text:p>
      <text:p text:style-name="Preformatted_20_Text"><text:s text:c="23"/>[peak meter ch. 7 should read <text:s/>-<text:span text:style-name="T10">10</text:span>.<text:span text:style-name="T10">0</text:span>5 dB]</text:p>
      <text:p text:style-name="Preformatted_20_Text"><text:s text:c="23"/>[peak meter ch. 8 should read <text:s text:c="2"/>-<text:span text:style-name="T10">9.</text:span>05 dB]</text:p>
      <text:p text:style-name="Preformatted_20_Text"/>
      <text:p text:style-name="Preformatted_20_Text"><text:s text:c="23"/>[RMS <text:s/>meter ch. 1 should read <text:s/>-<text:span text:style-name="T11">16.0</text:span>5 dB]</text:p>
      <text:p text:style-name="Preformatted_20_Text"><text:s text:c="23"/>[RMS <text:s/>meter ch. 2 should read <text:s/>-<text:span text:style-name="T11">15.0</text:span>5 dB]</text:p>
      <text:p text:style-name="Preformatted_20_Text"><text:s text:c="23"/>[RMS <text:s/>meter ch. 3 should read <text:s/>-<text:span text:style-name="T11">14.0</text:span>5 dB]</text:p>
      <text:p text:style-name="Preformatted_20_Text"><text:s text:c="23"/>[RMS <text:s/>meter ch. 4 should read <text:s/>-<text:span text:style-name="T11">13.0</text:span>5 dB]</text:p>
      <text:p text:style-name="Preformatted_20_Text"><text:s text:c="23"/>[RMS <text:s/>meter ch. 5 should read <text:s/>-<text:span text:style-name="T11">12.0</text:span>5 dB]</text:p>
      <text:p text:style-name="Preformatted_20_Text"><text:s text:c="23"/>[RMS <text:s/>meter ch. 6 should read <text:s/>-<text:span text:style-name="T11">11.0</text:span>5 dB]</text:p>
      <text:p text:style-name="Preformatted_20_Text"><text:s text:c="23"/>[RMS <text:s/>meter ch. 7 should read <text:s/>-<text:span text:style-name="T11">10.0</text:span>5 dB]</text:p>
      <text:p text:style-name="Preformatted_20_Text"><text:s text:c="23"/>[RMS <text:s/>meter ch. 8 should read <text:s text:c="2"/>-9.<text:span text:style-name="T11">0</text:span>5 dB]</text:p>
      <text:p text:style-name="Preformatted_20_Text"/>
      <text:p text:style-name="Preformatted_20_Text"><text:s text:c="23"/>[maximum peaks should not be visible]</text:p>
      <text:p text:style-name="Preformatted_20_Text"><text:s text:c="23"/>[all signal meters should light]</text:p>
      <text:p text:style-name="Preformatted_20_Text"/>
      <text:p text:style-name="P6">00:15.500 - 00:16.000 <text:s/>silence</text:p>
      <text:p text:style-name="Preformatted_20_Text">00:16.000 - 00:19.000 <text:s/>sine wave (997 Hz, -15.95 dB FS peak)</text:p>
      <text:p text:style-name="Preformatted_20_Text"/>
      <text:p text:style-name="Preformatted_20_Text"><text:s text:c="23"/>[peak meter ch. 1 should read <text:s/>-<text:span text:style-name="T12">15.9</text:span>5 dB]</text:p>
      <text:p text:style-name="Preformatted_20_Text"><text:s text:c="23"/>[peak meter ch. 2 should read <text:s/>-1<text:span text:style-name="T12">4</text:span>.95 dB]</text:p>
      <text:p text:style-name="Preformatted_20_Text"><text:s text:c="23"/>[peak meter ch. 3 should read <text:s/>-1<text:span text:style-name="T12">3</text:span>.95 dB]</text:p>
      <text:p text:style-name="Preformatted_20_Text"><text:s text:c="23"/>[peak meter ch. 4 should read <text:s/>-1<text:span text:style-name="T12">2</text:span>.95 dB]</text:p>
      <text:p text:style-name="Preformatted_20_Text"><text:s text:c="23"/>[peak meter ch. 5 should read <text:s/>-1<text:span text:style-name="T12">1</text:span>.95 dB]</text:p>
      <text:p text:style-name="Preformatted_20_Text"><text:s text:c="23"/>[peak meter ch. 6 should read <text:s/>-1<text:span text:style-name="T12">0</text:span>.95 dB]</text:p>
      <text:p text:style-name="Preformatted_20_Text"><text:s text:c="23"/>[peak meter ch. 7 should read <text:s text:c="2"/>-<text:span text:style-name="T12">9</text:span>.95 dB]</text:p>
      <text:p text:style-name="Preformatted_20_Text"><text:s text:c="23"/>[peak meter ch. 8 should read <text:s text:c="2"/>-<text:span text:style-name="T12">8</text:span>.95 dB]</text:p>
      <text:p text:style-name="Preformatted_20_Text"/>
      <text:p text:style-name="Preformatted_20_Text"><text:s text:c="23"/>[RMS <text:s/>meter ch. 1 should read <text:s/>-1<text:span text:style-name="T13">5</text:span>.95 dB]</text:p>
      <text:p text:style-name="Preformatted_20_Text"><text:s text:c="23"/>[RMS <text:s/>meter ch. 2 should read <text:s/>-<text:span text:style-name="T13">14</text:span>.95 dB]</text:p>
      <text:p text:style-name="Preformatted_20_Text"><text:s text:c="23"/>[RMS <text:s/>meter ch. 3 should read <text:s/>-1<text:span text:style-name="T13">3</text:span>.95 dB]</text:p>
      <text:p text:style-name="Preformatted_20_Text"><text:s text:c="23"/>[RMS <text:s/>meter ch. 4 should read <text:s/>-1<text:span text:style-name="T13">2</text:span>.95 dB]</text:p>
      <text:p text:style-name="Preformatted_20_Text"><text:s text:c="23"/>[RMS <text:s/>meter ch. 5 should read <text:s/>-1<text:span text:style-name="T13">1</text:span>.95 dB]</text:p>
      <text:p text:style-name="Preformatted_20_Text"><text:s text:c="23"/>[RMS <text:s/>meter ch. 6 should read <text:s/>-1<text:span text:style-name="T13">0</text:span>.95 dB]</text:p>
      <text:p text:style-name="Preformatted_20_Text"><text:s text:c="23"/>[RMS <text:s/>meter ch. 7 should read <text:s text:c="2"/>-<text:span text:style-name="T13">9</text:span>.95 dB]</text:p>
      <text:p text:style-name="Preformatted_20_Text"><text:s text:c="23"/>[RMS <text:s/>meter ch. 8 should read <text:s text:c="2"/>-<text:span text:style-name="T13">8</text:span>.95 dB]</text:p>
      <text:p text:style-name="Preformatted_20_Text"/>
      <text:p text:style-name="Preformatted_20_Text"><text:s text:c="23"/>[maximum peaks should be visible]</text:p>
      <text:p text:style-name="Preformatted_20_Text"><text:s text:c="23"/>[all signal meters should light]</text:p>
      <text:p text:style-name="Preformatted_20_Text"/>
      <text:p text:style-name="Preformatted_20_Text">00:19.000 - 00:20.000 <text:s/>silence</text:p>
      <text:p text:style-name="Preformatted_20_Text"/>
      <text:p text:style-name="Preformatted_20_Text"/>
      <text:p text:style-name="P3">Validation settings</text:p>
      <text:p text:style-name="P3">===================</text:p>
      <text:p text:style-name="Preformatted_20_Text">File: <text:s text:c="4"/>level_meters_multi.flac</text:p>
      <text:p text:style-name="P3">Host SR: <text:s/>44 100 Hz</text:p>
      <text:p text:style-name="Preformatted_20_Text">Channel: <text:s/>All</text:p>
      <text:p text:style-name="Preformatted_20_Text">Display: <text:s/>[ ] Peak meter level</text:p>
      <text:p text:style-name="Preformatted_20_Text"><text:s text:c="10"/>[ 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5T22:27:26.592258779</dc:date>
    <meta:editing-duration>PT1H29M35S</meta:editing-duration>
    <meta:editing-cycles>116</meta:editing-cycles>
    <dc:creator>Martin Zuther</dc:creator>
    <meta:document-statistic meta:table-count="0" meta:image-count="0" meta:object-count="0" meta:page-count="3" meta:paragraph-count="107" meta:word-count="774" meta:character-count="6338" meta:non-whitespace-character-count="3662"/>
  </office:meta>
</office:document-meta>
</file>